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urpose of this file is to add 1277 lines to user lenny_ro on github since these got deleted from the contributors of CEA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1:41.716943694</meta:creation-date>
    <dc:date>2018-03-20T15:44:06.643270014</dc:date>
    <meta:editing-duration>PT2M25S</meta:editing-duration>
    <meta:editing-cycles>2</meta:editing-cycles>
    <meta:generator>LibreOffice/5.1.6.2$Linux_X86_64 LibreOffice_project/10m0$Build-2</meta:generator>
    <meta:document-statistic meta:table-count="1" meta:cell-count="1277" meta:object-count="0"/>
  </office:meta>
</office:document-meta>
</file>